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44cm" fo:min-width="2.45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45cm" fo:min-width="2.39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2cm" fo:min-width="2.399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源ノ角ゴシック JP Bold" fo:font-size="12pt" style:font-name-asian="源ノ角ゴシック JP Bold" style:font-size-asian="12pt" style:font-size-complex="12pt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loext:graphic-properties draw:fill="none" draw:fill-color="#ffffff"/>
      <style:text-properties style:font-name="源ノ角ゴシック JP Bold" fo:font-size="10.5pt" style:font-name-asian="源ノ角ゴシック JP Bold" style:font-size-asian="10.5pt" style:font-size-complex="10.5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源ノ角ゴシック JP Bold" fo:font-size="10pt" style:font-name-asian="源ノ角ゴシック JP Bold" style:font-size-asian="10pt" style:font-size-complex="10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style:font-name="源ノ角ゴシック JP Bold" fo:font-size="8pt" style:font-name-asian="源ノ角ゴシック JP Bold" style:font-size-asian="8pt" style:font-size-complex="8pt"/>
    </style:style>
    <style:style style:name="T1" style:family="text">
      <style:text-properties style:font-name="源ノ角ゴシック JP Bold" fo:font-size="12pt" style:font-name-asian="源ノ角ゴシック JP Bold" style:font-size-asian="12pt" style:font-size-complex="12pt"/>
    </style:style>
    <style:style style:name="T2" style:family="text">
      <style:text-properties style:font-name="源ノ角ゴシック JP Bold" fo:font-size="10.5pt" style:font-name-asian="源ノ角ゴシック JP Bold" style:font-size-asian="10.5pt" style:font-size-complex="10.5pt"/>
    </style:style>
    <style:style style:name="T3" style:family="text">
      <style:text-properties style:font-name="源ノ角ゴシック JP Bold" fo:font-size="10pt" style:font-name-asian="源ノ角ゴシック JP Bold" style:font-size-asian="10pt" style:font-size-complex="10pt"/>
    </style:style>
    <style:style style:name="T4" style:family="text">
      <style:text-properties style:font-name="源ノ角ゴシック JP Bold" fo:font-size="8pt" style:font-name-asian="源ノ角ゴシック JP 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951cm" svg:height="0.994cm" svg:x="5.083cm" svg:y="7.999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3.042cm" svg:height="0.865cm" svg:x="5.058cm" svg:y="8.096cm">
          <draw:text-box>
            <text:p><text:span text:style-name="T1">データリンク</text:span></text:p>
          </draw:text-box>
        </draw:frame>
        <draw:custom-shape draw:style-name="gr3" draw:text-style-name="P1" draw:layer="layout" svg:width="2.951cm" svg:height="1.447cm" svg:x="5.082cm" svg:y="6.5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8cm" svg:height="1.317cm" svg:x="5.057cm" svg:y="6.696cm">
          <draw:text-box>
            <text:p text:style-name="P3"><text:span text:style-name="T2">インターネット</text:span></text:p>
            <text:p text:style-name="P3"><text:span text:style-name="T2">プロトコル</text:span></text:p>
          </draw:text-box>
        </draw:frame>
        <draw:custom-shape draw:style-name="gr4" draw:text-style-name="P1" draw:layer="layout" svg:width="2.951cm" svg:height="0.994cm" svg:x="9.582cm" svg:y="7.999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3.042cm" svg:height="0.865cm" svg:x="9.557cm" svg:y="8.096cm">
          <draw:text-box>
            <text:p><text:span text:style-name="T1">データリンク</text:span></text:p>
          </draw:text-box>
        </draw:frame>
        <draw:custom-shape draw:style-name="gr3" draw:text-style-name="P1" draw:layer="layout" svg:width="2.951cm" svg:height="1.447cm" svg:x="9.581cm" svg:y="6.5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8cm" svg:height="1.317cm" svg:x="9.556cm" svg:y="6.696cm">
          <draw:text-box>
            <text:p text:style-name="P3"><text:span text:style-name="T2">インターネット</text:span></text:p>
            <text:p text:style-name="P3"><text:span text:style-name="T2">プロトコル</text:span></text:p>
          </draw:text-box>
        </draw:frame>
        <draw:custom-shape draw:style-name="gr4" draw:text-style-name="P1" draw:layer="layout" svg:width="2.951cm" svg:height="0.994cm" svg:x="1.482cm" svg:y="7.999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3.042cm" svg:height="0.865cm" svg:x="1.457cm" svg:y="8.096cm">
          <draw:text-box>
            <text:p><text:span text:style-name="T1">データリンク</text:span></text:p>
          </draw:text-box>
        </draw:frame>
        <draw:custom-shape draw:style-name="gr3" draw:text-style-name="P1" draw:layer="layout" svg:width="2.951cm" svg:height="1.447cm" svg:x="1.481cm" svg:y="6.5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8cm" svg:height="1.317cm" svg:x="1.456cm" svg:y="6.696cm">
          <draw:text-box>
            <text:p text:style-name="P3"><text:span text:style-name="T2">インターネット</text:span></text:p>
            <text:p text:style-name="P3"><text:span text:style-name="T2">プロトコル</text:span></text:p>
          </draw:text-box>
        </draw:frame>
        <draw:custom-shape draw:style-name="gr4" draw:text-style-name="P1" draw:layer="layout" svg:width="2.951cm" svg:height="0.994cm" svg:x="1.481cm" svg:y="5.49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72cm" svg:height="0.784cm" svg:x="1.456cm" svg:y="5.696cm">
          <draw:text-box>
            <text:p text:style-name="P3"><text:span text:style-name="T2">トランスポート</text:span></text:p>
          </draw:text-box>
        </draw:frame>
        <draw:custom-shape draw:style-name="gr4" draw:text-style-name="P1" draw:layer="layout" svg:width="2.951cm" svg:height="0.994cm" svg:x="1.48cm" svg:y="4.499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304cm" svg:height="0.759cm" svg:x="1.355cm" svg:y="4.696cm">
          <draw:text-box>
            <text:p text:style-name="P5"><text:span text:style-name="T3">アプリケーション</text:span></text:p>
          </draw:text-box>
        </draw:frame>
        <draw:custom-shape draw:style-name="gr4" draw:text-style-name="P1" draw:layer="layout" svg:width="2.951cm" svg:height="0.994cm" svg:x="13.282cm" svg:y="7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42cm" svg:height="0.865cm" svg:x="13.257cm" svg:y="8.096cm">
          <draw:text-box>
            <text:p><text:span text:style-name="T1">データリンク</text:span></text:p>
          </draw:text-box>
        </draw:frame>
        <draw:custom-shape draw:style-name="gr3" draw:text-style-name="P1" draw:layer="layout" svg:width="2.951cm" svg:height="1.447cm" svg:x="13.281cm" svg:y="6.54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8cm" svg:height="1.317cm" svg:x="13.256cm" svg:y="6.696cm">
          <draw:text-box>
            <text:p text:style-name="P3"><text:span text:style-name="T2">インターネット</text:span></text:p>
            <text:p text:style-name="P3"><text:span text:style-name="T2">プロトコル</text:span></text:p>
          </draw:text-box>
        </draw:frame>
        <draw:custom-shape draw:style-name="gr4" draw:text-style-name="P1" draw:layer="layout" svg:width="2.951cm" svg:height="0.994cm" svg:x="13.281cm" svg:y="5.49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72cm" svg:height="0.784cm" svg:x="13.256cm" svg:y="5.696cm">
          <draw:text-box>
            <text:p text:style-name="P3"><text:span text:style-name="T2">トランスポート</text:span></text:p>
          </draw:text-box>
        </draw:frame>
        <draw:custom-shape draw:style-name="gr4" draw:text-style-name="P1" draw:layer="layout" svg:width="2.951cm" svg:height="0.994cm" svg:x="13.28cm" svg:y="4.499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304cm" svg:height="0.759cm" svg:x="13.155cm" svg:y="4.696cm">
          <draw:text-box>
            <text:p text:style-name="P5"><text:span text:style-name="T3">アプリケーション</text:span></text:p>
          </draw:text-box>
        </draw:frame>
        <draw:connector draw:style-name="gr5" draw:text-style-name="P1" draw:layer="layout" draw:line-skew="0.465cm" svg:x1="2.978cm" svg:y1="8.961cm" svg:x2="6.579cm" svg:y2="8.961cm" draw:start-shape="id1" draw:start-glue-point="2" draw:end-shape="id2" draw:end-glue-point="2" svg:d="M2978 8961v965h3601v-965" svg:viewBox="0 0 3602 966">
          <text:p/>
        </draw:connector>
        <draw:connector draw:style-name="gr5" draw:text-style-name="P1" draw:layer="layout" draw:line-skew="0.419cm" svg:x1="11.078cm" svg:y1="8.961cm" svg:x2="14.561cm" svg:y2="9.062cm" draw:start-shape="id3" draw:start-glue-point="2" svg:d="M11078 8961v919h3483v-818" svg:viewBox="0 0 3484 920">
          <text:p/>
        </draw:connector>
        <draw:path draw:style-name="gr6" draw:text-style-name="P1" draw:layer="layout" svg:width="6.381cm" svg:height="5.196cm" draw:transform="skewX (-0.146956723017923) rotate (0.657465529226264) translate (4.481cm 4.558cm)" svg:viewBox="0 0 6382 5197" svg:d="M0 0c5285 1 6382 5160 6382 5160l-34 37">
          <text:p/>
        </draw:path>
        <draw:path draw:style-name="gr6" draw:text-style-name="P1" draw:layer="layout" svg:width="1.883cm" svg:height="1.574cm" draw:transform="rotate (0.730071226109228) translate (7.419cm 6.438cm)" svg:viewBox="0 0 1884 1575" svg:d="M0 0c1559 0 1884 1564 1884 1564l-10 11">
          <text:p/>
        </draw:path>
        <draw:frame draw:style-name="gr2" draw:text-style-name="P6" draw:layer="layout" svg:width="6.124cm" svg:height="1.267cm" svg:x="5.855cm" svg:y="4.397cm">
          <draw:text-box>
            <text:p text:style-name="P5"><text:span text:style-name="T3">ルータは</text:span></text:p>
            <text:p text:style-name="P5"><text:span text:style-name="T3">インターネットプロトコル層の通信</text:span></text:p>
          </draw:text-box>
        </draw:frame>
        <draw:frame draw:style-name="gr2" draw:text-style-name="P8" draw:layer="layout" svg:width="1.353cm" svg:height="0.662cm" svg:x="11.204cm" svg:y="5.841cm">
          <draw:text-box>
            <text:p text:style-name="P7"><text:span text:style-name="T4">ルータ</text:span></text:p>
          </draw:text-box>
        </draw:frame>
        <draw:frame draw:style-name="gr2" draw:text-style-name="P8" draw:layer="layout" svg:width="1.353cm" svg:height="0.662cm" svg:x="5.105cm" svg:y="5.841cm">
          <draw:text-box>
            <text:p text:style-name="P7"><text:span text:style-name="T4">ルータ</text:span></text:p>
          </draw:text-box>
        </draw:frame>
        <draw:frame draw:style-name="gr2" draw:text-style-name="P8" draw:layer="layout" svg:width="1.637cm" svg:height="0.662cm" svg:x="14.605cm" svg:y="3.841cm">
          <draw:text-box>
            <text:p text:style-name="P7"><text:span text:style-name="T4">プロキシ</text:span></text:p>
          </draw:text-box>
        </draw:frame>
        <draw:frame draw:style-name="gr2" draw:text-style-name="P8" draw:layer="layout" svg:width="1.637cm" svg:height="0.662cm" svg:x="1.506cm" svg:y="3.841cm">
          <draw:text-box>
            <text:p text:style-name="P7"><text:span text:style-name="T4">プロキシ</text:span></text:p>
          </draw:text-box>
        </draw:frame>
        <draw:frame draw:style-name="gr2" draw:text-style-name="P6" draw:layer="layout" svg:width="4.71cm" svg:height="1.267cm" svg:x="7.055cm" svg:y="1.398cm">
          <draw:text-box>
            <text:p text:style-name="P5"><text:span text:style-name="T3">プロキシは</text:span></text:p>
            <text:p text:style-name="P5"><text:span text:style-name="T3">アプリケーション層の通信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01:09:30.113000000</meta:creation-date>
    <dc:date>2017-08-08T01:41:36.705000000</dc:date>
    <meta:editing-duration>PT1M46S</meta:editing-duration>
    <meta:editing-cycles>1</meta:editing-cycles>
    <meta:document-statistic meta:object-count="34"/>
    <meta:generator>LibreOffice/5.0.4.2$Windows_x86 LibreOffice_project/2b9802c1994aa0b7dc6079e128979269cf95bc78</meta:generator>
  </office:meta>
</office:document-meta>
</file>